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65B99A5.png" manifest:media-type="image/png"/>
  <manifest:file-entry manifest:full-path="Pictures/10000001000000570000005776B28FCA.png" manifest:media-type="image/png"/>
  <manifest:file-entry manifest:full-path="Pictures/100000010000000F0000000FB7E38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List_20_Paragraph" style:list-style-name="WWNum19"/>
    <style:style style:name="P4" style:family="paragraph" style:parent-style-name="Standard">
      <style:text-properties style:font-name="Times New Roman" fo:font-size="12pt" style:font-size-asian="12pt" style:font-name-complex="Times New Roman1"/>
    </style:style>
    <style:style style:name="P5" style:family="paragraph" style:parent-style-name="Standard">
      <style:text-properties style:font-name="Courier New" fo:font-size="10pt" style:font-size-asian="10pt" style:font-name-complex="Courier New1"/>
    </style:style>
    <style:style style:name="P6" style:family="paragraph" style:parent-style-name="Standard">
      <style:text-properties fo:color="#000dff" loext:opacity="100%" officeooo:rsid="0003943c" officeooo:paragraph-rsid="0003943c"/>
    </style:style>
    <style:style style:name="P7" style:family="paragraph" style:parent-style-name="Standard">
      <style:paragraph-properties fo:margin-top="0cm" fo:margin-bottom="0.353cm" style:contextual-spacing="false" fo:line-height="115%" fo:orphans="2" fo:widows="2"/>
      <style:text-properties style:font-name="Times New Roman" fo:font-size="12pt" style:font-size-asian="12pt" style:font-name-complex="Times New Roman1"/>
    </style:style>
    <style:style style:name="P8" style:family="paragraph" style:parent-style-name="Standard">
      <style:paragraph-properties fo:margin-top="0cm" fo:margin-bottom="0cm" style:contextual-spacing="false" fo:break-before="page"/>
      <style:text-properties style:font-name="Times New Roman" fo:font-size="12pt" style:font-size-asian="12pt" style:font-name-complex="Times New Roman1"/>
    </style:style>
    <style:style style:name="P9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1">
        <loext:char-complex-color loext:theme-type="dark1" loext:color-type="theme"/>
      </style:text-properties>
    </style:style>
    <style:style style:name="T2" style:family="text"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5" style:family="text">
      <style:text-properties style:font-name="Courier New" fo:font-size="10pt" style:font-size-asian="10pt" style:font-name-complex="Courier New1"/>
    </style:style>
    <style:style style:name="T6" style:family="text">
      <style:text-properties fo:color="#000dff" loext:opacity="100%" style:font-name="Courier New" fo:font-size="10pt" officeooo:rsid="00024712" style:font-size-asian="10pt" style:font-name-complex="Courier New1"/>
    </style:style>
    <style:style style:name="T7" style:family="text">
      <style:text-properties fo:color="#000dff" loext:opacity="100%" style:font-name="Courier New" fo:font-size="10pt" officeooo:rsid="0002b5f5" style:font-size-asian="10pt" style:font-name-complex="Courier New1"/>
    </style:style>
    <style:style style:name="T8" style:family="text">
      <style:text-properties fo:color="#000dff" loext:opacity="100%" style:font-name="Courier New" fo:font-size="10pt" officeooo:rsid="0002eb46" style:font-size-asian="10pt" style:font-name-complex="Courier New1"/>
    </style:style>
    <style:style style:name="T9" style:family="text">
      <style:text-properties officeooo:rsid="0004025f"/>
    </style:style>
    <style:style style:name="T10" style:family="text">
      <style:text-properties fo:color="#000dff" loext:opacity="100%" officeooo:rsid="0006ad45"/>
    </style:style>
    <style:style style:name="T11" style:family="text">
      <style:text-properties fo:color="#000dff" loext:opacity="100%" officeooo:rsid="0006bb40"/>
    </style:style>
    <style:style style:name="T12" style:family="text">
      <style:text-properties fo:color="#000dff" loext:opacity="100%" officeooo:rsid="00081c92"/>
    </style:style>
    <style:style style:name="T13" style:family="text">
      <style:text-properties fo:color="#000dff" loext:opacity="100%" officeooo:rsid="00088852"/>
    </style:style>
    <style:style style:name="T14" style:family="text">
      <style:text-properties fo:color="#000dff" loext:opacity="100%" officeooo:rsid="0009609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1">RELACIÓN DE REFUERZO 1</text:span><text:span text:style-name="T1"/></text:p>
      <text:p text:style-name="P2" loext:marker-style-name="T2"/>
      <text:list text:style-name="WWNum19">
        <text:list-item>
          <text:p text:style-name="P3" loext:marker-style-name="T3"><text:span text:style-name="T3">¿Cuál es el valor de la variable </text:span><text:span text:style-name="T4">cont</text:span><text:span text:style-name="T3"> al terminar el siguiente código?</text:span></text:p>
        </text:list-item>
      </text:list>
      <text:p text:style-name="P4" loext:marker-style-name="T3"/>
      <text:p text:style-name="P4" loext:marker-style-name="T3"/>
      <text:p text:style-name="Standard" loext:marker-style-name="T5"><text:span text:style-name="T5"><text:s text:c="8"/>int cont = 1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cont++;</text:span><text:span text:style-name="T5"/></text:p>
      <text:p text:style-name="Standard" loext:marker-style-name="T5"><text:span text:style-name="T5"><text:s text:c="8"/>cont = cont * 2;</text:span></text:p>
      <text:p text:style-name="Standard" loext:marker-style-name="T5"><text:span text:style-name="T5"/></text:p>
      <text:p text:style-name="Standard" loext:marker-style-name="T5"><text:span text:style-name="T5"><text:tab/></text:span><text:span text:style-name="T6">El valor de cont es 4</text:span></text:p>
      <text:p text:style-name="P4" loext:marker-style-name="T3"/>
      <text:p text:style-name="P4" loext:marker-style-name="T3"/>
      <text:list text:continue-numbering="true" text:style-name="WWNum19">
        <text:list-item>
          <text:p text:style-name="P3" loext:marker-style-name="T3"><text:span text:style-name="T3">¿Cuál sería la salida del siguiente programa?</text:span><text:span text:style-name="T3"/></text:p>
        </text:list-item>
      </text:list>
      <text:p text:style-name="P4" loext:marker-style-name="T3"/>
      <text:p text:style-name="P4" loext:marker-style-name="T3"/>
      <text:p text:style-name="Standard" loext:marker-style-name="T5"><text:span text:style-name="T5"><text:s text:c="4"/>public static void main(String[] args) {</text:span><text:span text:style-name="T5"/></text:p>
      <text:p text:style-name="Standard" loext:marker-style-name="T5"><text:span text:style-name="T5"><text:s text:c="5"/></text:span><text:span text:style-name="T5"/></text:p>
      <text:p text:style-name="Standard" loext:marker-style-name="T5"><text:span text:style-name="T5"><text:s text:c="8"/>int n1 = 2, n2 = 5, n3;</text:span><text:span text:style-name="T5"/></text:p>
      <text:p text:style-name="P5" loext:marker-style-name="T5"/>
      <text:p text:style-name="Standard" loext:marker-style-name="T5"><text:span text:style-name="T5"><text:s text:c="8"/>n3 = n2;</text:span><text:span text:style-name="T5"/></text:p>
      <text:p text:style-name="Standard" loext:marker-style-name="T5"><text:span text:style-name="T5"><text:s text:c="8"/>System.out.println("El valor de n3 es: " + n3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n3 = n1 + n2;</text:span><text:span text:style-name="T5"/></text:p>
      <text:p text:style-name="Standard" loext:marker-style-name="T5"><text:span text:style-name="T5"><text:s text:c="8"/>System.out.println("El valor de n3 es: " + n3);</text:span><text:span text:style-name="T5"/></text:p>
      <text:p text:style-name="P5" loext:marker-style-name="T5"/>
      <text:p text:style-name="Standard" loext:marker-style-name="T5"><text:span text:style-name="T5"><text:s text:c="8"/>n3 = n3 + n1;</text:span><text:span text:style-name="T5"/></text:p>
      <text:p text:style-name="Standard" loext:marker-style-name="T5"><text:span text:style-name="T5"><text:s text:c="8"/>System.out.println("El valor de n3 es: " + n3);</text:span><text:span text:style-name="T5"/></text:p>
      <text:p text:style-name="Standard" loext:marker-style-name="T5"><text:span text:style-name="T5"><text:s text:c="4"/>}</text:span></text:p>
      <text:p text:style-name="Standard" loext:marker-style-name="T5"><text:span text:style-name="T5"/></text:p>
      <text:p text:style-name="Standard" loext:marker-style-name="T5"><text:span text:style-name="T5"><text:tab/></text:span><text:span text:style-name="T7">El valor de n3 es: 5</text:span></text:p>
      <text:p text:style-name="Standard" loext:marker-style-name="T5"><text:span text:style-name="T7"><text:tab/>El valor de n3 es: 7</text:span></text:p>
      <text:p text:style-name="Standard" loext:marker-style-name="T5"><text:span text:style-name="T7"><text:tab/>El valor de n3 es: </text:span><text:span text:style-name="T8">9</text:span></text:p>
      <text:p text:style-name="P4" loext:marker-style-name="T3"/>
      <text:p text:style-name="P4" loext:marker-style-name="T3"/>
      <text:list text:continue-numbering="true" text:style-name="WWNum19">
        <text:list-item>
          <text:p text:style-name="P3" loext:marker-style-name="T3"><text:span text:style-name="T3">¿Qué realiza el siguiente código?</text:span><text:span text:style-name="T3"/></text:p>
        </text:list-item>
      </text:list>
      <text:p text:style-name="P4" loext:marker-style-name="T3"/>
      <text:p text:style-name="P4" loext:marker-style-name="T3"/>
      <text:p text:style-name="Standard" loext:marker-style-name="T5"><text:span text:style-name="T5"><text:s text:c="4"/>public static void main(String[] args) {</text:span><text:span text:style-name="T5"/></text:p>
      <text:p text:style-name="Standard" loext:marker-style-name="T5"><text:span text:style-name="T5"><text:s text:c="5"/></text:span><text:span text:style-name="T5"/></text:p>
      <text:p text:style-name="Standard" loext:marker-style-name="T5"><text:span text:style-name="T5"><text:s text:c="8"/>double precio, precioFinal;</text:span><text:span text:style-name="T5"/></text:p>
      <text:p text:style-name="Standard" loext:marker-style-name="T5"><text:span text:style-name="T5"><text:s text:c="8"/>final double DESCUENTO = 1.87;</text:span><text:span text:style-name="T5"/></text:p>
      <text:p text:style-name="Standard" loext:marker-style-name="T5"><text:span text:style-name="T5"><text:s text:c="8"/>Scanner sc = new Scanner(System.in);</text:span><text:span text:style-name="T5"/></text:p>
      <text:p text:style-name="Standard" loext:marker-style-name="T5"><text:span text:style-name="T5"><text:s text:c="8"/>sc.useLocale(Locale.US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System.out.print("Introduce el precio de la entrada: ");</text:span><text:span text:style-name="T5"/></text:p>
      <text:p text:style-name="Standard" loext:marker-style-name="T5"><text:span text:style-name="T5"><text:s text:c="8"/>precio = sc.nextDouble(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precioFinal = precio - DESCUENTO;</text:span><text:span text:style-name="T5"/></text:p>
      <text:p text:style-name="Standard" loext:marker-style-name="T5"><text:span text:style-name="T5"><text:s text:c="8"/>System.out.println("El precio final es " + precioFinal);</text:span><text:span text:style-name="T5"/></text:p>
      <text:p text:style-name="Standard" loext:marker-style-name="T5"><text:span text:style-name="T5"><text:s text:c="4"/>}</text:span></text:p>
      <text:p text:style-name="Standard" loext:marker-style-name="T5"><text:span text:style-name="T5"/></text:p>
      <text:p text:style-name="P6"><text:soft-page-break/>El siguiente código lo que hace es <text:span text:style-name="T9">pedirle al usuario que establezca el precio de la entrada, y lo guarda en la variable precio, y después le aplica el descuento que es 1.87, y ya después guarda el resultado en la variable precioFinal y le muestra al usuario por consola el precio final ya con el descuento aplicado.</text:span></text:p>
      <text:p text:style-name="P4" loext:marker-style-name="T3"/>
      <text:p text:style-name="P7" loext:marker-style-name="T3"/>
      <text:p text:style-name="P8" loext:marker-style-name="T3"/>
      <text:list text:continue-numbering="true" text:style-name="WWNum19">
        <text:list-item>
          <text:p text:style-name="P3" loext:marker-style-name="T3"><text:span text:style-name="T3">En el siguiente código hay 6 errores de compilación. Localízalos.</text:span><text:span text:style-name="T3"/></text:p>
        </text:list-item>
      </text:list>
      <text:p text:style-name="P4" loext:marker-style-name="T3"/>
      <text:p text:style-name="Standard" loext:marker-style-name="T5"><text:span text:style-name="T5"><text:s text:c="4"/>public static void main(String[] args) {</text:span><text:span text:style-name="T5"/></text:p>
      <text:p text:style-name="Standard" loext:marker-style-name="T5"><text:span text:style-name="T5"><text:s text:c="5"/></text:span><text:span text:style-name="T5"/></text:p>
      <text:p text:style-name="Standard" loext:marker-style-name="T5"><text:span text:style-name="T5"><text:s text:c="8"/>double precio, precioFinal;</text:span><text:span text:style-name="T5"/></text:p>
      <text:p text:style-name="Standard" loext:marker-style-name="T5"><text:span text:style-name="T5"><text:s text:c="8"/>final <text:s/>DESCUENTO = 1.87;</text:span><text:span text:style-name="T5"/></text:p>
      <text:p text:style-name="Standard" loext:marker-style-name="T5"><text:span text:style-name="T5"><text:s text:c="8"/>Scanner sc == new scanner(System.in);</text:span><text:span text:style-name="T5"/></text:p>
      <text:p text:style-name="Standard" loext:marker-style-name="T5"><text:span text:style-name="T5"><text:s text:c="8"/>sc.useLocale(Locale.US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System.out.print("Introduce el precio de la entrada: ");</text:span><text:span text:style-name="T5"/></text:p>
      <text:p text:style-name="Standard" loext:marker-style-name="T5"><text:span text:style-name="T5"><text:s text:c="8"/>Precio = sc.NextDouble(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precioFinal = precio - DESCUENTO;</text:span><text:span text:style-name="T5"/></text:p>
      <text:p text:style-name="Standard" loext:marker-style-name="T5"><text:span text:style-name="T5"><text:s text:c="8"/>System.out.println("El precio final es " + precio Final);</text:span><text:span text:style-name="T5"/></text:p>
      <text:p text:style-name="Standard" loext:marker-style-name="T5"><text:span text:style-name="T5"><text:s text:c="4"/>}</text:span><text:span text:style-name="T5"/></text:p>
      <text:p text:style-name="P4" loext:marker-style-name="T3"/>
      <text:p text:style-name="P4" loext:marker-style-name="T3"><text:tab/><text:span text:style-name="T10">Error 1: En la segunda linea, se le ha olvidado poner el tipo de dato con el que estamos trabajando (int, double, etc…)</text:span></text:p>
      <text:p text:style-name="P4" loext:marker-style-name="T3"><text:span text:style-name="T10"><text:tab/>Error 2: </text:span><text:span text:style-name="T11">En la linea 3, hay un doble “=” , solo debe haber uno porque estamos asignando, no comparando.</text:span></text:p>
      <text:p text:style-name="P4" loext:marker-style-name="T3"><text:span text:style-name="T11"><text:tab/>Error 3: <text:s/></text:span><text:span text:style-name="T12">En la linea 7, la variable Precio no existe, sería precio (en minusculas, no mayusculas).</text:span></text:p>
      <text:p text:style-name="P4" loext:marker-style-name="T3"><text:span text:style-name="T12"><text:tab/>Error 4: </text:span><text:span text:style-name="T13">En la ultima linea la variable “Final” no existe, si querias decir realmente el precio final tienes que llamar a la variable precioFinal que has definido arriba.</text:span></text:p>
      <text:p text:style-name="P4" loext:marker-style-name="T3"><text:span text:style-name="T13"><text:tab/>Error 5: Se está usando Scanner sin importarlo.</text:span></text:p>
      <text:p text:style-name="P4" loext:marker-style-name="T3"><text:span text:style-name="T13"><text:tab/>Error 6: Se está usando Locale sin importarlo.</text:span></text:p>
      <text:p text:style-name="P4" loext:marker-style-name="T3"/>
      <text:p text:style-name="P4" loext:marker-style-name="T3"/>
      <text:list text:continue-numbering="true" text:style-name="WWNum19">
        <text:list-item>
          <text:p text:style-name="P3" loext:marker-style-name="T3"><text:span text:style-name="T3">¿Cuál es la salida del siguiente programa?</text:span><text:span text:style-name="T3"/></text:p>
        </text:list-item>
      </text:list>
      <text:p text:style-name="P4" loext:marker-style-name="T3"/>
      <text:p text:style-name="P4" loext:marker-style-name="T3"><text:bookmark text:name="_GoBack"/></text:p>
      <text:p text:style-name="Standard" loext:marker-style-name="T5"><text:span text:style-name="T5"><text:s text:c="4"/>public static void main(String[] args) {</text:span><text:span text:style-name="T5"/></text:p>
      <text:p text:style-name="Standard" loext:marker-style-name="T5"><text:span text:style-name="T5"><text:s text:c="5"/></text:span><text:span text:style-name="T5"/></text:p>
      <text:p text:style-name="Standard" loext:marker-style-name="T5"><text:span text:style-name="T5"><text:s text:c="8"/>int num1, num2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num1 = 8;</text:span><text:span text:style-name="T5"/></text:p>
      <text:p text:style-name="Standard" loext:marker-style-name="T5"><text:span text:style-name="T5"><text:s text:c="8"/>num2 = 5;</text:span><text:span text:style-name="T5"/></text:p>
      <text:p text:style-name="Standard" loext:marker-style-name="T5"><text:span text:style-name="T5"><text:s text:c="8"/>num1 = num2*2;</text:span><text:span text:style-name="T5"/></text:p>
      <text:p text:style-name="Standard" loext:marker-style-name="T5"><text:span text:style-name="T5"><text:s text:c="8"/>System.out.println("num1: " + num1 + " num2: " + num2);</text:span><text:span text:style-name="T5"/></text:p>
      <text:p text:style-name="Standard" loext:marker-style-name="T5"><text:span text:style-name="T5"><text:s text:c="8"/></text:span><text:span text:style-name="T5"/></text:p>
      <text:p text:style-name="Standard" loext:marker-style-name="T5"><text:span text:style-name="T5"><text:s text:c="8"/>num2 = num1;</text:span><text:span text:style-name="T5"/></text:p>
      <text:p text:style-name="Standard" loext:marker-style-name="T5"><text:span text:style-name="T5"><text:s text:c="8"/>num2 = 5;</text:span><text:span text:style-name="T5"/></text:p>
      <text:p text:style-name="Standard" loext:marker-style-name="T5"><text:span text:style-name="T5"><text:s text:c="8"/>num2 = num2 + 10;</text:span><text:span text:style-name="T5"/></text:p>
      <text:p text:style-name="Standard" loext:marker-style-name="T5"><text:span text:style-name="T5"><text:s text:c="8"/>System.out.println("num1: " + num1 + " num2: " + num2); <text:s/></text:span><text:span text:style-name="T5"/></text:p>
      <text:p text:style-name="Standard" loext:marker-style-name="T5"><text:span text:style-name="T5"><text:s text:c="4"/>}</text:span><text:span text:style-name="T5"/></text:p>
      <text:p text:style-name="P4" loext:marker-style-name="T3"><text:tab/><text:span text:style-name="T14">num1: 10 num2: 5</text:span></text:p>
      <text:p text:style-name="P4" loext:marker-style-name="T3"><text:span text:style-name="T14"><text:tab/>num1: 10 num2: 1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hatch draw:name="Red_20_90_20_Degrees_20_Crossed_20_2" draw:display-name="Red 90 Degrees Crossed 2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Epígrafe_20_1" style:display-name="Epígrafe 1" style:family="paragraph" style:parent-style-name="List_20_Paragraph" style:list-style-name="WWNum1">
      <style:paragraph-properties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1" style:family="paragraph" style:parent-style-name="Standard" style:list-style-name="WWNum11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2" style:family="paragraph" style:parent-style-name="Standard" style:list-style-name="WWNum11" style:list-level="2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3" style:family="paragraph" style:parent-style-name="Standard" style:list-style-name="WWNum11" style:list-level="3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4" style:family="paragraph" style:parent-style-name="Standard" style:list-style-name="WWNum11" style:list-level="4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5" style:family="paragraph" style:parent-style-name="Standard" style:list-style-name="WWNum11" style:list-level="5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40" style:display-name="ListLabel 4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0" style:display-name="ListLabel 5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58" style:display-name="ListLabel 58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67" style:display-name="ListLabel 67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0010000000F0000000F765B99A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6.35cm" fo:text-indent="-0.635cm" fo:margin-left="6.35cm"/>
        </style:list-level-properties>
      </text:list-level-style-image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2cm" style:auto-text-indent="false"/>
    </style:style>
    <style:style style:name="MP2" style:family="paragraph" style:parent-style-name="Header">
      <style:paragraph-properties fo:margin-left="0.75cm" fo:text-align="justify" style:justify-single-word="false" fo:text-indent="1.251cm" style:auto-text-indent="false">
        <style:tab-stops>
          <style:tab-stop style:position="15.002cm" style:type="right"/>
        </style:tab-stops>
      </style:paragraph-properties>
    </style:style>
    <style:style style:name="MP3" style:family="paragraph" style:parent-style-name="Header">
      <style:paragraph-properties fo:margin-left="0.75cm" fo:text-indent="1.251cm" style:auto-text-indent="false">
        <style:tab-stops/>
      </style:paragraph-properties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MT1" style:family="text">
      <style:text-properties style:font-name="Times New Roman" fo:font-size="8pt" fo:language="es" fo:country="ES" style:font-size-asian="8pt" style:font-name-complex="Times New Roman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0.335cm" svg:y="-0.427cm" svg:width="1.358cm" svg:height="1.358cm" draw:z-index="5"><draw:image xlink:href="Pictures/10000001000000570000005776B28FCA.png" xlink:type="simple" xlink:show="embed" xlink:actuate="onLoad" draw:mime-type="image/png"/></draw:frame><text:span text:style-name="MT1">Programación<text:tab/><text:tab/>1º CFGS DAM<text:tab/></text:span><text:span text:style-name="MT1"/></text:p>
        <text:p text:style-name="MP2" loext:marker-style-name="MT1"><text:span text:style-name="MT1">I.E.S. Belén<text:tab/></text:span><text:span text:style-name="MT1"/></text:p>
        <text:p text:style-name="MP3" loext:marker-style-name="MT1"><draw:rect text:anchor-type="as-char" style:rel-width="100%" draw:z-index="2" draw:style-name="Mgr1" draw:text-style-name="MP4" svg:width="14.251cm" svg:height="0.054cm"><text:p/></draw:rect></text:p>
      </style:header>
      <style:footer>
        <text:p text:style-name="MP5"><draw:custom-shape text:anchor-type="as-char" draw:z-index="8" draw:name="AutoShape 1" draw:style-name="Mgr2" draw:text-style-name="MP6" svg:width="16.511cm" svg:height="0.126cm"><svg:desc>Light horizontal</svg:desc><text:p/><draw:enhanced-geometry draw:mirror-horizontal="false" draw:mirror-vertical="true" draw:glue-points="?f2 0 0 ?f3 ?f2 ?f4 ?f5 ?f3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5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ío</meta:initial-creator>
    <meta:editing-cycles>21</meta:editing-cycles>
    <meta:creation-date>2023-09-25T07:45:00</meta:creation-date>
    <dc:date>2024-09-26T14:33:22.785083090</dc:date>
    <meta:editing-duration>PT33M8S</meta:editing-duration>
    <meta:generator>LibreOffice/24.8.1.2$Linux_X86_64 LibreOffice_project/480$Build-2</meta:generator>
    <meta:document-statistic meta:table-count="0" meta:image-count="1" meta:object-count="0" meta:page-count="3" meta:paragraph-count="79" meta:word-count="451" meta:character-count="2914" meta:non-whitespace-character-count="2118"/>
    <meta:user-defined meta:name="AppVersion">14.0000</meta:user-defined>
    <meta:user-defined meta:name="Company">Universidad de Málaga</meta:user-defined>
    <meta:template xlink:type="simple" xlink:actuate="onRequest" xlink:title="Normal.dotm" xlink:href=""/>
  </office:meta>
</office:document-meta>
</file>